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5752in"/>
    </style:style>
    <style:style style:name="co3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og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ss/Fail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rching with an existing product nam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arching without providing any Product nam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arching for a product after login to the App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earch page have placeholder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earch using the text from the product description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rch by selecting the category of produc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arch by selecting to search in subcategori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avigating to Product Compare Page from Search results pag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er is able to sort the products displayed in the search res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vigating to search page from the site map pag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14:10:33.4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6.2$Windows_X86_64 LibreOffice_project/0ce51a4fd21bff07a5c061082cc82c5ed232f115</meta:generator>
    <dc:date>2021-04-01T14:27:21.343000000</dc:date>
    <meta:editing-duration>PT39M52S</meta:editing-duration>
    <meta:editing-cycles>7</meta:editing-cycles>
    <meta:document-statistic meta:table-count="1" meta:cell-count="24" meta:object-count="0"/>
  </office:meta>
</office:document-meta>
</file>